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699cm" svg:height="12.205cm" svg:x="3.8cm" svg:y="3.79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57:39.440000000</meta:creation-date>
    <dc:date>2017-02-16T19:15:19.239000000</dc:date>
    <meta:editing-duration>PT2M</meta:editing-duration>
    <meta:editing-cycles>2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rl-tb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a853" draw:fill-color="#00a85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fff00" draw:fill-color="#7f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007f" draw:fill-color="#ff007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cm" svg:height="12.206cm" xlink:href="." xlink:type="simple" chart:class="chart:line" chart:style-name="ch1">
        <chart:legend chart:legend-position="bottom" svg:x="7.63cm" svg:y="11.476cm" style:legend-expansion="wide" chart:style-name="ch2"/>
        <chart:plot-area chart:style-name="ch3" chart:data-source-has-labels="both" svg:x="0.434cm" svg:y="0.244cm" svg:width="20.832cm" svg:height="10.988cm">
          <chartooo:coordinate-region svg:x="0.87cm" svg:y="0.417cm" svg:width="20.117cm" svg:height="10.221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series chart:style-name="ch7" chart:values-cell-range-address="local-table.$C$2:.$C$10" chart:label-cell-address="local-table.$C$1" chart:class="chart:line">
            <chart:data-point chart:repeated="9"/>
          </chart:series>
          <chart:series chart:style-name="ch8" chart:values-cell-range-address="local-table.$D$2:.$D$10" chart:label-cell-address="local-table.$D$1" chart:class="chart:line">
            <chart:data-point chart:repeated="9"/>
          </chart:series>
          <chart:series chart:style-name="ch9" chart:values-cell-range-address="local-table.$E$2:.$E$10" chart:label-cell-address="local-table.$E$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</text:p>
              </table:table-cell>
              <table:table-cell office:value-type="string">
                <text:p>BB</text:p>
              </table:table-cell>
              <table:table-cell office:value-type="string">
                <text:p>CC</text:p>
              </table:table-cell>
              <table:table-cell office:value-type="string">
                <text:p>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